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86in" fo:margin-left="0in" fo:margin-right="-0.0056in" table:align="margins"/>
    </style:style>
    <style:style style:name="Table1.A" style:family="table-column">
      <style:table-column-properties style:column-width="1.7493in" style:rel-column-width="17114*"/>
    </style:style>
    <style:style style:name="Table1.B" style:family="table-column">
      <style:table-column-properties style:column-width="4.9493in" style:rel-column-width="4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b4bf2" officeooo:paragraph-rsid="000b4bf2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14">
            <text:p text:style-name="P2">14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Set UI Theme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Useful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World Settings Popup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change the theme of the UI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option to change the UI theme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3820479035301181883" text:style-name="L1">
              <text:list-item>
                <text:p text:style-name="P4">The DM selects a preset theme</text:p>
              </text:list-item>
              <text:list-item>
                <text:p text:style-name="P4">The DM selects two colors for text and background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9050324989179030711" text:style-name="L2">
              <text:list-item>
                <text:p text:style-name="P5">The UI theme is set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list xml:id="list8994656035400530839" text:style-name="L3">
              <text:list-item>
                <text:p text:style-name="P6">The DM wants to change the theme of the UI</text:p>
              </text:list-item>
              <text:list-item>
                <text:p text:style-name="P6">The DM clicks or otherwise selects the option to set the UI theme</text:p>
              </text:list-item>
              <text:list-item>
                <text:p text:style-name="P6">The DM selects the desired colors for the UI theme</text:p>
              </text:list-item>
              <text:list-item>
                <text:p text:style-name="P6">The UI theme is set</text:p>
                <text:p text:style-name="P6"/>
              </text:list-item>
            </text:list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52:38.881000000</dc:date>
    <meta:editing-duration>PT54M26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7" meta:word-count="114" meta:character-count="544" meta:non-whitespace-character-count="461"/>
  </office:meta>
</office:document-meta>
</file>